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e013" officeooo:paragraph-rsid="0013e01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3e013" officeooo:paragraph-rsid="0013e0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51be6" officeooo:paragraph-rsid="00151be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2pt" fo:font-weight="normal" officeooo:rsid="00151be6" officeooo:paragraph-rsid="00151be6" style:font-size-asian="10.5pt" style:font-weight-asian="normal" style:font-size-complex="12pt" style:font-weight-complex="normal"/>
    </style:style>
    <style:style style:name="T1" style:family="text">
      <style:text-properties officeooo:rsid="00151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radecimientos</text:p>
      <text:p text:style-name="P1"/>
      <text:p text:style-name="P2">Quiero dedicarle mis primeras palabras a mi tutor, Ignacio Rojas Ruiz, por todo el apoyo, ánimo y confianza que ha depositado en mí para llevar a cabo este ambicioso proyecto. Ha sido un verdadero honor. <text:span text:style-name="T1">De igual manera, a Alberto García Salguero por haberme ayudado tanto y no cansarse de contestar mis preguntas. Parte de esto no habría sido posible sin ti.</text:span></text:p>
      <text:p text:style-name="P2"/>
      <text:p text:style-name="P2">A todos mis profesores y especialmente a Daniel Sánchez, Jesús Chamorro, Fernando Berzal, Juan Huete, José Manuel Benítez, Juan Julián Merelo y Javier Merí por tantos y tantos consejos, tanta dedicación y tantas enseñanzas a lo largo de estos cinco años. Si algo me llevo a parte de algún <text:s/>conocimiento y mis compañeros es modelos de conducta en los que fijarme. Ojalá algún día sea un profesional de tanta valía como lo sois vosotros.</text:p>
      <text:p text:style-name="P2"/>
      <text:p text:style-name="P2">Gracias a mis padres, artífices de todo, incombustibles ante los problemas y las frustraciones que he ido experimentando y, sin duda alguna, mentores en una nueva vida que se abre camino en breve. Espero ser algún día padre y transmitir todo lo que vosotros me habéis dado.</text:p>
      <text:p text:style-name="P2"/>
      <text:p text:style-name="P2">A mis amigos, que me distéis aliento para no bajar los brazos cuando ya no quedaban apenas fuerzas. Nacho, Natalio, Luis, Alberto, Pablo, Diego, Darío, <text:span text:style-name="T1">Rubén, Gema</text:span> <text:span text:style-name="T1">y un montón más que me dejo en el tintero. Sois verdaderos catalizadores para mí.</text:span></text:p>
      <text:p text:style-name="P2"/>
      <text:p text:style-name="P3">Y a ti, Maripaz. En especial a ti. Por hacerme sentir capaz en cada momento, por animarme a dar todo lo que llevo dentro y a seguir, seguir siempre. Tu tesón y tu capacidad no tienen límite. Eres un ejemplo para mí y no pasa un día sin que dé gracias a la vida por habernos regalado aquel momento en el que nos encontramos. Te quiero muchísim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<text:tab/><text:tab/><text:tab/><text:tab/><text:tab/><text:tab/><text:tab/>Granada, 10 de mayo de 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0:11:01.619084429</meta:creation-date>
    <dc:date>2019-06-10T00:34:11.500971349</dc:date>
    <meta:editing-duration>PT1M49S</meta:editing-duration>
    <meta:editing-cycles>1</meta:editing-cycles>
    <meta:document-statistic meta:table-count="0" meta:image-count="0" meta:object-count="0" meta:page-count="1" meta:paragraph-count="7" meta:word-count="299" meta:character-count="1708" meta:non-whitespace-character-count="1405"/>
    <meta:generator>LibreOffice/6.0.7.3$Linux_X86_64 LibreOffice_project/00m0$Build-3</meta:generator>
  </office:meta>
</office:document-meta>
</file>